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Relief" svg:font-family="'Comic Relief'" style:font-pitch="variable"/>
    <style:font-face style:name="Gelasio" svg:font-family="Gelasi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Relief" fo:font-size="16pt" officeooo:rsid="00096f74" officeooo:paragraph-rsid="00096f74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Gelasio" fo:font-size="12pt" officeooo:rsid="00096f74" officeooo:paragraph-rsid="00096f74" style:font-size-asian="10.5pt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96f74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Gelasio" fo:font-size="12pt" officeooo:rsid="0009f0ca" officeooo:paragraph-rsid="0009f0ca" style:font-size-asian="10.5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Gelasio" fo:font-size="12pt" officeooo:rsid="000b2b83" officeooo:paragraph-rsid="000c2827" style:font-size-asian="10.5pt" style:font-size-complex="12pt"/>
    </style:style>
    <style:style style:name="T1" style:family="text">
      <style:text-properties style:font-name="Gelasio" fo:font-size="12pt" officeooo:rsid="00096f74" style:font-size-asian="10.5pt" style:font-size-complex="12pt"/>
    </style:style>
    <style:style style:name="T2" style:family="text">
      <style:text-properties style:font-name="Gelasio" fo:font-size="12pt" officeooo:rsid="0009f0ca" style:font-size-asian="10.5pt" style:font-size-complex="12pt"/>
    </style:style>
    <style:style style:name="T3" style:family="text">
      <style:text-properties officeooo:rsid="000a3fc0"/>
    </style:style>
    <style:style style:name="T4" style:family="text">
      <style:text-properties fo:color="#c9211e" loext:opacity="100%"/>
    </style:style>
    <style:style style:name="T5" style:family="text">
      <style:text-properties officeooo:rsid="000bd850"/>
    </style:style>
    <style:style style:name="T6" style:family="text">
      <style:text-properties officeooo:rsid="000d0f72"/>
    </style:style>
    <style:style style:name="T7" style:family="text">
      <style:text-properties officeooo:rsid="000c2827"/>
    </style:style>
    <style:style style:name="T8" style:family="text">
      <style:text-properties officeooo:rsid="0009f0ca"/>
    </style:style>
    <style:style style:name="T9" style:family="text">
      <style:text-properties officeooo:rsid="000d36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r a projeção dos cantos da lista gerada pelo aplicativo</text:p>
      <text:p text:style-name="P2">Quero que:</text:p>
      <text:list text:style-name="L1">
        <text:list-item>
          <text:p text:style-name="P3"><text:span text:style-name="T1">A partir da lista </text:span><text:span text:style-name="T2">de cantos </text:span><text:span text:style-name="T1">gerada com o </text:span><text:span text:style-name="T2">aplicativo, quero poder colar o testo do canto inteiro correspondente ao Título e Número do canto da lista, texto que vou obter por um outro arquivo (word, pdf, odt, http, ppt, ...).</text:span></text:p>
        </text:list-item>
        <text:list-item>
          <text:p text:style-name="P4">Possa operar a “projeção do texto do canto da lista” por uma “janela movel” que se move em sentido vertical internamente à página do texto do canto, projetando o que está ao seu interno.</text:p>
        </text:list-item>
        <text:list-item>
          <text:p text:style-name="P4">Tenha um botão “<text:span text:style-name="T3">Projeção dos cantos”</text:span> (colocado depois dos de gerar PDFs) que abra:</text:p>
          <text:list>
            <text:list-item>
              <text:p text:style-name="P4">Painel Operador</text:p>
            </text:list-item>
            <text:list-item>
              <text:p text:style-name="P4">Painel projeção</text:p>
            </text:list-item>
          </text:list>
        </text:list-item>
        <text:list-item>
          <text:p text:style-name="P5">O “<text:span text:style-name="T4">Painel Operador</text:span>” graficamente deve ter: a esquerda a lista dos cantos <text:span text:style-name="T5">gerada pelo aplicativo, onde aparece o número </text:span><text:span text:style-name="T6">e</text:span><text:span text:style-name="T5"> o título</text:span>; ao clicar <text:span text:style-name="T5">em cima de </text:span>num dos cantos d<text:span text:style-name="T5">essa</text:span> lista <text:span text:style-name="T5">o título e o texto do canto (se tiver) aparece na parte central do Painel Operador, em formado A4: nessa parte central, se não tiver o texto </text:span><text:span text:style-name="T7">quero poder colar o texto do canto que automaticamente vem salvado num arquivo interno ao aplicativo, ficando para sempre; a </text:span><text:span text:style-name="T8">“janela movel” </text:span><text:span text:style-name="T7">está já pronta para operar nessa parte central do “P</text:span><text:span text:style-name="T6">ain. </text:span><text:span text:style-name="T7">O</text:span><text:span text:style-name="T6">p.</text:span><text:span text:style-name="T7">”; </text:span><text:span text:style-name="T6">a página central é um A4 fixo enquanto a “janela movel” tem um movimento prṕrio e as estremidade orizontali que se podem aprocimar uma á outra para permitir a projeção de uma linha do texto ou mais, segundo a proporção do Painel de projeção; ao lado direito do “Pain. Op.” terá a visão da outra página do canto, se tiver duas páginas com uma “janela movel” </text:span><text:span text:style-name="T9">que está no topo da pájina e entra com a página quando o botão “Página seguinte”, posicionado logo embaixo dessa, vem apertado; ao apertar o botão “Página seguinte” a segunda página do canto entra na parte central de projeçao e será projetada pela “janela movel” preparada antes, onde ela estava (a direita), assim a primeira página se desloca a esquerda, numa coluna que tem as mesmas caracteristicas da coluna a direita onde estava a “Página seguinte” com também um botão embaixo “Página anterior” pronto para fazer voltar a página no centro se apertado; 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Relief" svg:font-family="'Comic Relief'" style:font-pitch="variable"/>
    <style:font-face style:name="Gelasio" svg:font-family="Gelasi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3.2$Linux_X86_64 LibreOffice_project/580$Build-2</meta:generator>
    <dc:date>2025-12-05T00:06:04.745542137</dc:date>
    <meta:editing-duration>PT1H26M36S</meta:editing-duration>
    <meta:editing-cycles>7</meta:editing-cycles>
    <meta:document-statistic meta:table-count="0" meta:image-count="0" meta:object-count="0" meta:page-count="1" meta:paragraph-count="8" meta:word-count="362" meta:character-count="2045" meta:non-whitespace-character-count="1696"/>
  </office:meta>
</office:document-meta>
</file>